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307in"/>
    </style:style>
    <style:style style:name="co2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1.4437in"/>
    </style:style>
    <style:style style:name="co4" style:family="table-column">
      <style:table-column-properties fo:break-before="auto" style:column-width="1.2016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4.0528in"/>
    </style:style>
    <style:style style:name="co7" style:family="table-column">
      <style:table-column-properties fo:break-before="auto" style:column-width="4.3957in"/>
    </style:style>
    <style:style style:name="co8" style:family="table-column">
      <style:table-column-properties fo:break-before="auto" style:column-width="2.766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bf0041" fo:wrap-option="wrap"/>
      <style:text-properties fo:color="#ffff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8000"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8000"/>
    </style:style>
    <style:style style:name="ce18" style:family="table-cell" style:parent-style-name="Default">
      <style:table-cell-properties fo:background-color="#00a933"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f0041"/>
      <style:text-properties fo:color="#ffffff"/>
    </style:style>
    <style:style style:name="ce23" style:family="table-cell" style:parent-style-name="Default">
      <style:table-cell-properties fo:background-color="#ff8000"/>
      <style:text-properties fo:color="#ffffff"/>
    </style:style>
    <style:style style:name="ce25" style:family="table-cell" style:parent-style-name="Default">
      <style:table-cell-properties fo:background-color="#bf0041"/>
    </style:style>
    <style:style style:name="ce30" style:family="table-cell" style:parent-style-name="Default">
      <style:table-cell-properties fo:background-color="#ff80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25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0" style:family="table-cell" style:parent-style-name="Default">
      <style:text-properties fo:color="#bf0041"/>
    </style:style>
    <style:style style:name="ce21" style:family="table-cell" style:parent-style-name="Default">
      <style:text-properties fo:color="#ff8000"/>
    </style:style>
    <style:style style:name="ce29" style:family="table-cell" style:parent-style-name="Default">
      <style:table-cell-properties fo:background-color="#ffffff"/>
      <style:text-properties fo:color="#ff8000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a933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53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to accepted</text:p>
          </table:table-cell>
          <table:table-cell table:style-name="ce1" office:value-type="string" calcext:value-type="string">
            <text:p>attempts</text:p>
          </table:table-cell>
          <table:table-cell table:style-name="ce1" office:value-type="string" calcext:value-type="string">
            <text:p>checked tags</text:p>
          </table:table-cell>
          <table:table-cell table:style-name="ce1" office:value-type="string" calcext:value-type="string">
            <text:p>checked solution</text:p>
          </table:table-cell>
          <table:table-cell table:style-name="ce1" office:value-type="string" calcext:value-type="string">
            <text:p>learn more topic?</text:p>
          </table:table-cell>
          <table:table-cell office:value-type="string" calcext:value-type="string">
            <text:p>solved</text:p>
          </table:table-cell>
          <table:table-cell table:style-name="ce1" office:value-type="string" calcext:value-type="string">
            <text:p>tags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Language</text:p>
          </table:table-cell>
          <table:table-cell table:number-columns-repeated="52"/>
        </table:table-row>
        <table:table-row table:style-name="ro1">
          <table:table-cell table:style-name="ce7" office:value-type="string" calcext:value-type="string">
            <text:p>9. Palindrome Number</text:p>
          </table:table-cell>
          <table:table-cell table:style-name="ce6" office:value-type="string" calcext:value-type="string">
            <text:p>01.06.2021</text:p>
          </table:table-cell>
          <table:table-cell table:number-columns-repeated="5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3. Roman to Integer</text:p>
          </table:table-cell>
          <table:table-cell table:style-name="ce2" office:value-type="string" calcext:value-type="string">
            <text:p>01.06.2021</text:p>
          </table:table-cell>
          <table:table-cell table:number-columns-repeated="5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4. Longest Common Prefix</text:p>
          </table:table-cell>
          <table:table-cell table:style-name="ce2" office:value-type="string" calcext:value-type="string">
            <text:p>01.06.2021</text:p>
          </table:table-cell>
          <table:table-cell table:number-columns-repeated="9"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5" office:value-type="string" calcext:value-type="string">
            <text:p>20. Valid Parentheses</text:p>
          </table:table-cell>
          <table:table-cell table:style-name="ce2" office:value-type="string" calcext:value-type="string">
            <text:p>02.06.202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asy,String Stack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9" office:value-type="string" calcext:value-type="string">
            <text:p>21. Merge Two Sorted Lists</text:p>
          </table:table-cell>
          <table:table-cell table:style-name="ce2" office:value-type="string" calcext:value-type="string">
            <text:p>02.06.202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office:value-type="string" calcext:value-type="string">
            <text:p>Linked List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Easy, linked List, Recursion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0" office:value-type="string" calcext:value-type="string">
            <text:p>26. Remove Duplicates from Sorted Array</text:p>
          </table:table-cell>
          <table:table-cell table:style-name="ce2" office:value-type="string" calcext:value-type="string">
            <text:p>04.06.202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<text:span text:style-name="T1">Easy, </text:span>Array, Two Pointers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Можно было не удалять элементы</text:p>
          </table:table-cell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0" office:value-type="string" calcext:value-type="string">
            <text:p>27. Remove Element</text:p>
          </table:table-cell>
          <table:table-cell table:style-name="ce2" office:value-type="string" calcext:value-type="string">
            <text:p>04.06.20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om tags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<text:span text:style-name="T1">Easy, </text:span>Array, Two Pointers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Можно было не удалять элементы</text:p>
          </table:table-cell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4" office:value-type="string" calcext:value-type="string">
            <text:p>28. Implement strStr()</text:p>
          </table:table-cell>
          <table:table-cell table:style-name="ce2" office:value-type="string" calcext:value-type="string">
            <text:p>06.06.202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0" office:value-type="string" calcext:value-type="string">
            <text:p>35. Search Insert Position</text:p>
          </table:table-cell>
          <table:table-cell table:style-name="ce2" office:value-type="string" calcext:value-type="string">
            <text:p>06.06.20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rray, Binary Search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<text:span text:style-name="T1">Easy, </text:span>Array, Binary Search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0" office:value-type="string" calcext:value-type="string">
            <text:p>58. Length of Last Word</text:p>
          </table:table-cell>
          <table:table-cell table:style-name="ce2" office:value-type="string" calcext:value-type="string">
            <text:p>07.06.202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6" office:value-type="string" calcext:value-type="string">
            <text:p>66. Plus One</text:p>
          </table:table-cell>
          <table:table-cell table:style-name="ce2" office:value-type="string" calcext:value-type="string">
            <text:p>08.06.202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0" office:value-type="string" calcext:value-type="string">
            <text:p>67. Add Binary</text:p>
          </table:table-cell>
          <table:table-cell table:style-name="ce2" office:value-type="string" calcext:value-type="string">
            <text:p>08.06.20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Math String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Math, String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9" office:value-type="string" calcext:value-type="string">
            <text:p>69. Sqrt(x)</text:p>
          </table:table-cell>
          <table:table-cell table:style-name="ce2" office:value-type="string" calcext:value-type="string">
            <text:p>09.06.20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office:value-type="string" calcext:value-type="string">
            <text:p>Math, Binary Search</text:p>
          </table:table-cell>
          <table:table-cell table:style-name="ce13" office:value-type="string" calcext:value-type="string">
            <text:p>NO</text:p>
          </table:table-cell>
          <table:table-cell office:value-type="string" calcext:value-type="string">
            <text:p>Math, Binary Search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5" office:value-type="string" calcext:value-type="string">
            <text:p>70. Climbing Stairs</text:p>
          </table:table-cell>
          <table:table-cell table:style-name="ce2" office:value-type="string" calcext:value-type="string">
            <text:p>09.06.2021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8" office:value-type="string" calcext:value-type="string">
            <text:p>83. Remove Duplicates from Sorted List</text:p>
          </table:table-cell>
          <table:table-cell table:style-name="ce2" office:value-type="string" calcext:value-type="string">
            <text:p>11.06.202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Linked List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0" office:value-type="string" calcext:value-type="string">
            <text:p>88. Merge Sorted Array</text:p>
          </table:table-cell>
          <table:table-cell table:style-name="ce2" office:value-type="string" calcext:value-type="string">
            <text:p>20.06.202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rray,Two Point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asy, Array, Two Pointers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Переделать нормально</text:p>
          </table:table-cell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2">
          <table:table-cell table:style-name="ce10" office:value-type="string" calcext:value-type="string">
            <text:p>94. Binary Tree Inorder Traversal</text:p>
            <text:p/>
          </table:table-cell>
          <table:table-cell table:style-name="ce2" office:value-type="string" calcext:value-type="string">
            <text:p>20.06.202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Переделать в итеративном виде</text:p>
          </table:table-cell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3" office:value-type="string" calcext:value-type="string">
            <text:p>100. Same Tree</text:p>
          </table:table-cell>
          <table:table-cell table:style-name="ce2" office:value-type="string" calcext:value-type="string">
            <text:p>26.06.202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 table:style-name="ce13" office:value-type="string" calcext:value-type="string">
            <text:p>NO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Переделать в итеративном виде</text:p>
          </table:table-cell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23" office:value-type="string" calcext:value-type="string">
            <text:p>101. Symmetric Tree</text:p>
          </table:table-cell>
          <table:table-cell table:style-name="ce2" office:value-type="string" calcext:value-type="string">
            <text:p>27.06.202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style-name="ce26" office:value-type="string" calcext:value-type="string">
            <text:p>NO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 table:style-name="ce29" office:value-type="string" calcext:value-type="string">
            <text:p>YES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Переделать в итеративном виде</text:p>
          </table:table-cell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25" office:value-type="string" calcext:value-type="string">
            <text:p>104. Maximum Depth of Binary Tree</text:p>
          </table:table-cell>
          <table:table-cell table:style-name="ce2" office:value-type="string" calcext:value-type="string">
            <text:p>29.06.2021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. Convert Sorted Array to Binary Search Tree</text:p>
          </table:table-cell>
          <table:table-cell table:style-name="ce2" office:value-type="string" calcext:value-type="string">
            <text:p>29.06.2021</text:p>
          </table:table-cell>
          <table:table-cell table:number-columns-repeated="7"/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10. Balanced Binary Tree</text:p>
          </table:table-cell>
          <table:table-cell table:style-name="ce2" office:value-type="string" calcext:value-type="string">
            <text:p>14.06.2021</text:p>
          </table:table-cell>
          <table:table-cell table:number-columns-repeated="7"/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8" office:value-type="string" calcext:value-type="string">
            <text:p>121. Best Time to Buy and Sell Stock</text:p>
          </table:table-cell>
          <table:table-cell table:style-name="ce31" office:value-type="string" calcext:value-type="string">
            <text:p>22.07.2021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string" calcext:value-type="string">
            <text:p>yes</text:p>
          </table:table-cell>
          <table:table-cell table:number-columns-repeated="2" table:style-name="ce32" office:value-type="string" calcext:value-type="string">
            <text:p>No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Array, Dynamic Programming</text:p>
          </table:table-cell>
          <table:table-cell table:style-name="ce32" office:value-type="string" calcext:value-type="string">
            <text:p>Leetcode</text:p>
          </table:table-cell>
          <table:table-cell table:style-name="ce32"/>
          <table:table-cell table:style-name="ce32" office:value-type="string" calcext:value-type="string">
            <text:p>Python</text:p>
          </table:table-cell>
          <table:table-cell table:style-name="ce32" table:number-columns-repeated="52"/>
        </table:table-row>
        <table:table-row table:style-name="ro1">
          <table:table-cell table:style-name="ce30" office:value-type="string" calcext:value-type="string">
            <text:p>307. Range Sum Query - Mutable</text:p>
          </table:table-cell>
          <table:table-cell table:style-name="ce2" office:value-type="string" calcext:value-type="string">
            <text:p>04.08.2021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office:value-type="string" calcext:value-type="string">
            <text:p>Array, Design, Binary Indexed Tree, Segment Tree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Разобраться как можно делать быстрее</text:p>
          </table:table-cell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33" office:value-type="string" calcext:value-type="string">
            <text:p>53. Maximum Subarray</text:p>
          </table:table-cell>
          <table:table-cell table:style-name="ce2" office:value-type="string" calcext:value-type="string">
            <text:p>18.08.202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Array, Dynamic Programming</text:p>
          </table:table-cell>
          <table:table-cell office:value-type="string" calcext:value-type="string">
            <text:p>Leetcode</text:p>
          </table:table-cell>
          <table:table-cell/>
          <table:table-cell table:style-name="ce32" office:value-type="string" calcext:value-type="string">
            <text:p>Python/<text:span text:style-name="T2">C++</text:span></text:p>
          </table:table-cell>
          <table:table-cell table:number-columns-repeated="52"/>
        </table:table-row>
        <table:table-row table:style-name="ro1" table:number-rows-repeated="973">
          <table:table-cell/>
          <table:table-cell table:style-name="ce2"/>
          <table:table-cell table:number-columns-repeated="62"/>
        </table:table-row>
        <table:table-row table:style-name="ro3" table:number-rows-repeated="104757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/00/0000</text:date>, <text:time style:data-style-name="N2" text:time-value="00:11:37.7292574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8-18T11:33:44.690051599</dc:date>
    <meta:editing-duration>P9DT14H39M32S</meta:editing-duration>
    <meta:editing-cycles>40</meta:editing-cycles>
    <meta:document-statistic meta:table-count="1" meta:cell-count="247" meta:object-count="0"/>
  </office:meta>
</office:document-meta>
</file>